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8400000146C3C8CA70CCC050A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29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4.621cm" svg:x="1cm" svg:y="6.379cm">
          <draw:image xlink:href="Pictures/100000000000018400000146C3C8CA70CCC050A5.jpg" xlink:type="simple" xlink:show="embed" xlink:actuate="onLoad">
            <text:p/>
          </draw:image>
        </draw:frame>
        <draw:frame draw:style-name="gr2" draw:text-style-name="P1" draw:layer="layout" svg:width="5.501cm" svg:height="4.121cm" svg:x="0.999cm" svg:y="2.878cm">
          <draw:image xlink:href="Pictures/100000000000018400000146C3C8CA70CCC050A5.jpg" xlink:type="simple" xlink:show="embed" xlink:actuate="onLoad">
            <text:p/>
          </draw:image>
        </draw:frame>
        <draw:frame draw:style-name="gr1" draw:text-style-name="P1" draw:layer="layout" svg:width="5.5cm" svg:height="4.621cm" svg:x="7cm" svg:y="6.379cm">
          <draw:image xlink:href="Pictures/100000000000018400000146C3C8CA70CCC050A5.jpg" xlink:type="simple" xlink:show="embed" xlink:actuate="onLoad">
            <text:p/>
          </draw:image>
        </draw:frame>
        <draw:frame draw:style-name="gr2" draw:text-style-name="P1" draw:layer="layout" svg:width="5.501cm" svg:height="4.121cm" svg:x="7cm" svg:y="2.879cm">
          <draw:image xlink:href="Pictures/100000000000018400000146C3C8CA70CCC050A5.jpg" xlink:type="simple" xlink:show="embed" xlink:actuate="onLoad">
            <text:p/>
          </draw:image>
        </draw:frame>
        <draw:frame draw:style-name="gr1" draw:text-style-name="P1" draw:layer="layout" svg:width="5.5cm" svg:height="4.621cm" svg:x="13cm" svg:y="6.379cm">
          <draw:image xlink:href="Pictures/100000000000018400000146C3C8CA70CCC050A5.jpg" xlink:type="simple" xlink:show="embed" xlink:actuate="onLoad">
            <text:p/>
          </draw:image>
        </draw:frame>
        <draw:frame draw:style-name="gr2" draw:text-style-name="P1" draw:layer="layout" svg:width="5.501cm" svg:height="4.121cm" svg:x="12.999cm" svg:y="2.879cm">
          <draw:image xlink:href="Pictures/100000000000018400000146C3C8CA70CCC050A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8M52S</meta:editing-duration>
    <meta:editing-cycles>3</meta:editing-cycles>
    <meta:generator>LibreOffice/5.2.7.2$Windows_x86 LibreOffice_project/2b7f1e640c46ceb28adf43ee075a6e8b8439ed10</meta:generator>
    <dc:date>2020-03-18T15:11:40.387000000</dc:date>
    <meta:document-statistic meta:object-count="6"/>
  </office:meta>
</office:document-meta>
</file>